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1" fo:font-size="14pt" fo:language="en" fo:country="US" fo:font-weight="normal" style:font-size-asian="14pt" style:font-weight-asian="normal" style:font-size-complex="14pt" style:font-weight-complex="normal"/>
    </style:style>
    <style:style style:name="P5" style:family="paragraph" style:parent-style-name="Standard" style:master-page-name="Standard">
      <style:paragraph-properties style:page-number="auto"/>
      <style:text-properties style:font-name="Arial Black"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" style:master-page-name="">
      <style:paragraph-properties fo:margin-left="0.026cm" fo:margin-right="0cm" fo:orphans="2" fo:widows="2" fo:text-indent="0cm" style:auto-text-indent="false" style:page-number="auto" style:writing-mode="lr-tb"/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">
      <style:paragraph-properties fo:margin-left="0.026cm" fo:margin-right="0cm" fo:orphans="2" fo:widows="2" fo:text-indent="0cm" style:auto-text-indent="false" style:writing-mode="lr-tb"/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">
      <style:paragraph-properties fo:margin-left="0cm" fo:margin-right="0cm" fo:orphans="2" fo:widows="2" fo:text-indent="0cm" style:auto-text-indent="false" style:writing-mode="lr-tb"/>
      <style:text-properties style:font-name="Calibri1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Геймплей: </text:p>
      <text:p text:style-name="P2">Убежать от врага , перепрыгивая через препятствия </text:p>
      <text:p text:style-name="P1">Сценарий :</text:p>
      <text:p text:style-name="P2">Глава 1 <text:span text:style-name="T1">[HElp me]</text:span>(Город):</text:p>
      <text:p text:style-name="P3">Враг<text:span text:style-name="T1">: </text:span>Собаки </text:p>
      <text:list xml:id="list9144603870168100663" text:style-name="L1">
        <text:list-item>
          <text:p text:style-name="P7">ГГ просыпается , проходит чуть дальше , однако за ним гонятся собаки , из- за чего герой убегает . Декорации <text:span text:style-name="T1">: </text:span>Небоскребы , средние по высоте дома , магазинчики ; Препятствия <text:span text:style-name="T1">: </text:span>Мусорные баки , металлические заборы </text:p>
        </text:list-item>
        <text:list-item>
          <text:p text:style-name="P7">Гг продолжает бежать . Декорации : Бедный район</text:p>
        </text:list-item>
        <text:list-item>
          <text:p text:style-name="P7">Обычный уровень , в конце герой заходит здание . Декорации: подворотня </text:p>
        </text:list-item>
      </text:list>
      <text:p text:style-name="P3">Глава 2 <text:span text:style-name="T1">[I want to break free]</text:span>(Скотобойня):</text:p>
      <text:p text:style-name="P3">Враг : Мясник </text:p>
      <text:p text:style-name="P3"><text:s text:c="5"/>1) Герой идет по скотобойне , позже за ним увязывается маньяк . Декорации : Задний фон –<text:span text:style-name="T1"> </text:span>трупы свиней , изредка трупы людей , некоторые висят на крюках , некоторые просто лежат ; Препятствия — Горы туш </text:p>
      <text:p text:style-name="P3">Глава 3 [<text:span text:style-name="T1">She died because of you</text:span>](Кладбище):</text:p>
      <text:p text:style-name="P4">3)<text:span text:style-name="T2">Герой выходит из Скотобойни и оказывается на кладбище (Враг : маленькая мертвая девочка) . Концовка здания — это вход вслеп , где ГГ ловит флешбекич</text:span></text:p>
      <text:p text:style-name="P3">Препятствия: Гробы </text:p>
      <text:p text:style-name="P3">Глава <text:span text:style-name="T1">4</text:span> <text:span text:style-name="T1">[Dream](</text:span>деревушка<text:span text:style-name="T1">)</text:span>: Крч , в данном левеле дизайн абсолютно противоположен предыдущим , если прошлые были темные , то этот левел не такой , он более яркий .<text:line-break/>Герой бежит уже от девочки (живой) , левел состоит из домов , и ближе к середине левел начинает пустеть , он становиться более похож на лес , в <text:soft-page-break/>конце левела герой заходит в избушку , которая отличается от внешнего интерьера , он исполнен в более темных тонах </text:p>
      <text:p text:style-name="P3">Глава 5 <text:span text:style-name="T1">[it's </text:span>End](Дом):</text:p>
      <text:p text:style-name="P8">ГГ бежит по огромному дому , напоминающую мастерскую психопата (Везде верстаки , цепи , крюки и тд) . После пробежки по данному уровню <text:s/>персонаж видит дверь, в которую входит.</text:p>
      <text:p text:style-name="P9">Препятствия: Наковальни , столы </text:p>
      <text:p text:style-name="P9">Глава 6 [Anomaly](Коридор):</text:p>
      <text:p text:style-name="P10">Коридор без противника , герой просто идет медленно . Сам уровень исполнен в мрачных тонах <text:s/>, (Марк сделай коридор, надписи сделаю сам),в конце как обычно дверь . <text:line-break/>Глава 7 <text:span text:style-name="T1">[DEADMAN](</text:span>солянка из всех левелов<text:span text:style-name="T1">):<text:line-break/></text:span>Мы бежим от смэрти , задний фон левела — это солянка из всех левелов , огорождения соответственно </text:p>
      <text:p text:style-name="P9"><text:line-break/></text:p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5</meta:editing-cycles>
    <meta:creation-date>2019-01-12T07:02:00</meta:creation-date>
    <dc:date>2019-01-27T18:19:52.28</dc:date>
    <meta:editing-duration>PT6H45M39S</meta:editing-duration>
    <meta:generator>OpenOffice/4.1.5$Win32 OpenOffice.org_project/415m1$Build-9789</meta:generator>
    <meta:document-statistic meta:table-count="0" meta:image-count="0" meta:object-count="0" meta:page-count="2" meta:paragraph-count="21" meta:word-count="321" meta:character-count="1911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